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0954" officeooo:paragraph-rsid="001e0954"/>
    </style:style>
    <style:style style:name="P2" style:family="paragraph" style:parent-style-name="Standard">
      <style:text-properties officeooo:rsid="001e0954" officeooo:paragraph-rsid="002093a2"/>
    </style:style>
    <style:style style:name="P3" style:family="paragraph" style:parent-style-name="Standard">
      <style:text-properties fo:font-weight="bold" officeooo:rsid="001e0954" officeooo:paragraph-rsid="001e0954" style:font-weight-asian="bold" style:font-weight-complex="bold"/>
    </style:style>
    <style:style style:name="P4" style:family="paragraph" style:parent-style-name="Standard">
      <style:text-properties fo:font-weight="bold" officeooo:rsid="001e0954" officeooo:paragraph-rsid="002093a2" style:font-weight-asian="bold" style:font-weight-complex="bold"/>
    </style:style>
    <style:style style:name="P5" style:family="paragraph" style:parent-style-name="Standard">
      <style:text-properties fo:font-weight="bold" officeooo:rsid="003785fa" officeooo:paragraph-rsid="003785fa" style:font-weight-asian="bold" style:font-weight-complex="bold"/>
    </style:style>
    <style:style style:name="P6" style:family="paragraph" style:parent-style-name="Standard">
      <style:text-properties fo:font-weight="bold" officeooo:rsid="0037d0dc" officeooo:paragraph-rsid="0037d0dc" style:font-weight-asian="bold" style:font-weight-complex="bold"/>
    </style:style>
    <style:style style:name="P7" style:family="paragraph" style:parent-style-name="Standard">
      <style:text-properties officeooo:rsid="001ed925" officeooo:paragraph-rsid="001ed925"/>
    </style:style>
    <style:style style:name="P8" style:family="paragraph" style:parent-style-name="Standard">
      <style:text-properties officeooo:rsid="002093a2" officeooo:paragraph-rsid="002093a2"/>
    </style:style>
    <style:style style:name="P9" style:family="paragraph" style:parent-style-name="Standard">
      <style:text-properties fo:font-weight="normal" officeooo:rsid="002093a2" officeooo:paragraph-rsid="002093a2" style:font-weight-asian="normal" style:font-weight-complex="normal"/>
    </style:style>
    <style:style style:name="P10" style:family="paragraph" style:parent-style-name="Standard">
      <style:text-properties fo:font-weight="normal" officeooo:rsid="002325bd" officeooo:paragraph-rsid="002325bd" style:font-weight-asian="normal" style:font-weight-complex="normal"/>
    </style:style>
    <style:style style:name="P11" style:family="paragraph" style:parent-style-name="Standard">
      <style:text-properties fo:font-weight="normal" officeooo:rsid="00243417" officeooo:paragraph-rsid="002b0d1c" style:font-weight-asian="normal" style:font-weight-complex="normal"/>
    </style:style>
    <style:style style:name="P12" style:family="paragraph" style:parent-style-name="Standard">
      <style:text-properties fo:font-weight="normal" officeooo:rsid="002b0d1c" officeooo:paragraph-rsid="002b0d1c" style:font-weight-asian="normal" style:font-weight-complex="normal"/>
    </style:style>
    <style:style style:name="P13" style:family="paragraph" style:parent-style-name="Standard">
      <style:text-properties fo:font-weight="normal" officeooo:rsid="00347e24" officeooo:paragraph-rsid="00347e24" style:font-weight-asian="normal" style:font-weight-complex="normal"/>
    </style:style>
    <style:style style:name="P14" style:family="paragraph" style:parent-style-name="Standard">
      <style:text-properties fo:font-weight="normal" officeooo:rsid="0035e499" officeooo:paragraph-rsid="00347e24" style:font-weight-asian="normal" style:font-weight-complex="normal"/>
    </style:style>
    <style:style style:name="P15" style:family="paragraph" style:parent-style-name="Standard">
      <style:text-properties fo:font-weight="normal" officeooo:rsid="0035e499" officeooo:paragraph-rsid="0035e499" style:font-weight-asian="normal" style:font-weight-complex="normal"/>
    </style:style>
    <style:style style:name="P16" style:family="paragraph" style:parent-style-name="Standard">
      <style:text-properties fo:font-weight="normal" officeooo:rsid="003785fa" officeooo:paragraph-rsid="003785fa" style:font-weight-asian="normal" style:font-weight-complex="normal"/>
    </style:style>
    <style:style style:name="P17" style:family="paragraph" style:parent-style-name="Standard">
      <style:text-properties fo:font-weight="normal" officeooo:rsid="0037b2c1" officeooo:paragraph-rsid="003785fa" style:font-weight-asian="normal" style:font-weight-complex="normal"/>
    </style:style>
    <style:style style:name="P18" style:family="paragraph" style:parent-style-name="Standard">
      <style:text-properties fo:font-weight="normal" officeooo:rsid="0037b2c1" officeooo:paragraph-rsid="0037b2c1" style:font-weight-asian="normal" style:font-weight-complex="normal"/>
    </style:style>
    <style:style style:name="P19" style:family="paragraph" style:parent-style-name="Standard">
      <style:text-properties fo:font-weight="normal" officeooo:rsid="0037d0dc" officeooo:paragraph-rsid="0037d0dc" style:font-weight-asian="normal" style:font-weight-complex="normal"/>
    </style:style>
    <style:style style:name="P20" style:family="paragraph" style:parent-style-name="Standard">
      <style:text-properties fo:font-weight="normal" officeooo:rsid="0037d0dc" officeooo:paragraph-rsid="0039c68b" style:font-weight-asian="normal" style:font-weight-complex="normal"/>
    </style:style>
    <style:style style:name="P21" style:family="paragraph" style:parent-style-name="Standard">
      <style:text-properties fo:font-weight="normal" officeooo:rsid="0039c68b" officeooo:paragraph-rsid="0039c68b" style:font-weight-asian="normal" style:font-weight-complex="normal"/>
    </style:style>
    <style:style style:name="P22" style:family="paragraph" style:parent-style-name="Standard">
      <style:text-properties fo:font-weight="normal" officeooo:rsid="003b319e" officeooo:paragraph-rsid="003b319e" style:font-weight-asian="normal" style:font-weight-complex="normal"/>
    </style:style>
    <style:style style:name="P23" style:family="paragraph" style:parent-style-name="Standard">
      <style:text-properties fo:font-weight="normal" officeooo:rsid="003dd84f" officeooo:paragraph-rsid="003dd84f" style:font-weight-asian="normal" style:font-weight-complex="normal"/>
    </style:style>
    <style:style style:name="P24" style:family="paragraph" style:parent-style-name="Standard">
      <style:text-properties officeooo:rsid="002198fc" officeooo:paragraph-rsid="002198fc"/>
    </style:style>
    <style:style style:name="P25" style:family="paragraph" style:parent-style-name="Standard">
      <style:text-properties officeooo:rsid="0021c6bd" officeooo:paragraph-rsid="0021c6bd"/>
    </style:style>
    <style:style style:name="P26" style:family="paragraph" style:parent-style-name="Standard">
      <style:text-properties fo:font-weight="bold" officeooo:rsid="003785fa" officeooo:paragraph-rsid="0035e499" style:font-weight-asian="bold" style:font-weight-complex="bold"/>
    </style:style>
    <style:style style:name="P27" style:family="paragraph" style:parent-style-name="Standard">
      <style:text-properties fo:font-weight="normal" officeooo:rsid="00243417" officeooo:paragraph-rsid="002b0d1c" style:font-weight-asian="normal" style:font-weight-complex="normal"/>
    </style:style>
    <style:style style:name="P28" style:family="paragraph" style:parent-style-name="Standard">
      <style:text-properties fo:font-weight="normal" officeooo:rsid="003e85d0" officeooo:paragraph-rsid="003e85d0" style:font-weight-asian="normal" style:font-weight-complex="normal"/>
    </style:style>
    <style:style style:name="P29" style:family="paragraph" style:parent-style-name="Standard">
      <style:text-properties fo:font-weight="normal" officeooo:rsid="003e85d0" officeooo:paragraph-rsid="003e8cdf" style:font-weight-asian="normal" style:font-weight-complex="normal"/>
    </style:style>
    <style:style style:name="P30" style:family="paragraph" style:parent-style-name="Standard">
      <style:text-properties fo:font-weight="normal" officeooo:rsid="003e8cdf" officeooo:paragraph-rsid="003e8cdf" style:font-weight-asian="normal" style:font-weight-complex="normal"/>
    </style:style>
    <style:style style:name="P31" style:family="paragraph" style:parent-style-name="Standard">
      <style:paragraph-properties fo:break-before="page"/>
      <style:text-properties fo:font-weight="bold" officeooo:rsid="002325bd" officeooo:paragraph-rsid="002325bd" style:font-weight-asian="bold" style:font-weight-complex="bold"/>
    </style:style>
    <style:style style:name="T1" style:family="text">
      <style:text-properties officeooo:rsid="001ed9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3a2" style:font-weight-asian="bold" style:font-weight-complex="bold"/>
    </style:style>
    <style:style style:name="T4" style:family="text">
      <style:text-properties officeooo:rsid="002093a2"/>
    </style:style>
    <style:style style:name="T5" style:family="text">
      <style:text-properties officeooo:rsid="0025f8f6"/>
    </style:style>
    <style:style style:name="T6" style:family="text">
      <style:text-properties officeooo:rsid="002914d5"/>
    </style:style>
    <style:style style:name="T7" style:family="text">
      <style:text-properties officeooo:rsid="002b0d1c"/>
    </style:style>
    <style:style style:name="T8" style:family="text">
      <style:text-properties officeooo:rsid="0037b2c1"/>
    </style:style>
    <style:style style:name="T9" style:family="text">
      <style:text-properties officeooo:rsid="0037d0dc"/>
    </style:style>
    <style:style style:name="T10" style:family="text">
      <style:text-properties officeooo:rsid="00398115"/>
    </style:style>
    <style:style style:name="T11" style:family="text">
      <style:text-properties officeooo:rsid="0039c68b"/>
    </style:style>
    <style:style style:name="T12" style:family="text">
      <style:text-properties officeooo:rsid="003b319e"/>
    </style:style>
    <style:style style:name="T13" style:family="text">
      <style:text-properties officeooo:rsid="003cf8c7"/>
    </style:style>
    <style:style style:name="T14" style:family="text">
      <style:text-properties officeooo:rsid="003dd84f"/>
    </style:style>
    <style:style style:name="T15" style:family="text">
      <style:text-properties officeooo:rsid="003e8c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ек компонентов</text:p>
      <text:p text:style-name="P1"/>
      <text:p text:style-name="P3">1. Параллельный фреймворк</text:p>
      <text:p text:style-name="P24">Реализует крупнозернистый параллелизм (требующий mpi-пересылок либо перемещений памяти между устройствами)</text:p>
      <text:p text:style-name="P1"/>
      <text:p text:style-name="P1">1. Раскладывает блоки по вычислительным устройствам, подготавливает к работе</text:p>
      <text:p text:style-name="P1">2. Пока не надоест, делает</text:p>
      <text:p text:style-name="P1">пересылка <text:s text:c="4"/></text:p>
      <text:p text:style-name="P1">шаг метода <text:s text:c="2"/><text:span text:style-name="T1">(вызов солвера)</text:span> <text:s/></text:p>
      <text:p text:style-name="P1">3. Собирает результаты, отдает интерфейсу или сохраняет</text:p>
      <text:p text:style-name="P1"/>
      <text:p text:style-name="P1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<text:span text:style-name="T1">периодические условия). </text:span></text:p>
      <text:p text:style-name="P1"/>
      <text:p text:style-name="P1"/>
      <text:p text:style-name="P3">2. Солверы</text:p>
      <text:p text:style-name="P24">Реализуют мелкозернистый параллелизм</text:p>
      <text:p text:style-name="P7">Как это видит солвер:</text:p>
      <text:p text:style-name="P7">к нему приходит блок данных и индикаторы краев, т. е. массивы, по которым понятно, является ли каждый граничный элемент условием Дирихле, Неймана или потребует данных от соседей</text:p>
      <text:p text:style-name="P1"/>
      <text:p text:style-name="P25">Солвер должен уметь переходить на следующий шаг в решении задачи </text:p>
      <text:p text:style-name="P25">x' = F(x), где F включает разностные операторы приближенного дифференцирования</text:p>
      <text:p text:style-name="P25">Разностные операторы дают параллелизм внутри области но ведут себя особым образом на границах</text:p>
      <text:p text:style-name="P25"/>
      <text:p text:style-name="P1"/>
      <text:p text:style-name="P4"><text:span text:style-name="T4">3</text:span>. Генератор функций</text:p>
      <text:p text:style-name="P8">Анализирует пользовательское уравнение, начальные и краевые функции, генерирует код на Си</text:p>
      <text:p text:style-name="P2"/>
      <text:p text:style-name="P1"/>
      <text:p text:style-name="P4"><text:span text:style-name="T4">4</text:span>. Интерфейс</text:p>
      <text:p text:style-name="P9">Дает пользователю ввести уравнение, вызывает генератор функций, запускает вычислительное ядро, получает данные, строит графики</text:p>
      <text:p text:style-name="P3"/>
      <text:p text:style-name="P3"/>
      <text:p text:style-name="P1"><text:span text:style-name="T3">5</text:span><text:span text:style-name="T2">. Бифуркационный анализ, ляпуновские показатели, размерности</text:span></text:p>
      <text:p text:style-name="P1"/>
      <text:p text:style-name="P1"/>
      <text:p text:style-name="P1"/>
      <text:p text:style-name="P1"/>
      <text:p text:style-name="P1"/>
      <text:p text:style-name="P3"/>
      <text:p text:style-name="P31">Спе<text:span text:style-name="T5">цификация</text:span> для функции</text:p>
      <text:p text:style-name="P12">Основная функция обрабатывает все внутренние точки и вызывает соответствующие функции границ</text:p>
      <text:p text:style-name="P11"/>
      <text:p text:style-name="P28">Для каждой границы (в случае 3д их 6, 2д — 4, 1д — 2) есть два массива.</text:p>
      <text:p text:style-name="P29">1. <text:span text:style-name="T15">char** borderTypes</text:span></text:p>
      <text:p text:style-name="P30">borderTypes[idx]</text:p>
      <text:p text:style-name="P11"/>
      <text:p text:style-name="P11"><text:span text:style-name="T6">У нас одна общая функция для пересчета внутри области</text:span></text:p>
      <text:p text:style-name="P11"><text:span text:style-name="T7">и массив указателей на функции границ</text:span></text:p>
      <text:p text:style-name="P10"/>
      <text:p text:style-name="P13">см. файл func.cpp</text:p>
      <text:p text:style-name="P14"/>
      <text:p text:style-name="P14"/>
      <text:p text:style-name="P26">Входные данные</text:p>
      <text:p text:style-name="P15"/>
      <text:p text:style-name="P15">Пользователь задает область, то есть:</text:p>
      <text:p text:style-name="P15"/>
      <text:p text:style-name="P15">Набор блоков, их расположение в глобальной сетке и их склейки</text:p>
      <text:p text:style-name="P15">Мелкость разбиения сетки по каждому направлению </text:p>
      <text:p text:style-name="P15"/>
      <text:p text:style-name="P15">Функции правых частей</text:p>
      <text:p text:style-name="P15">Граничные условия (типа Дирихле, Неймана, <text:s/>или <text:span text:style-name="T13">склейки, в т.ч. самого с собой, т. е. п</text:span>ериодические <text:span text:style-name="T13">краевые условия</text:span>)</text:p>
      <text:p text:style-name="P22">Всегда есть условие по умолчанию (нулевой Нейман, непроницаемость)</text:p>
      <text:p text:style-name="P22"/>
      <text:p text:style-name="P16"/>
      <text:p text:style-name="P16">Регионы приложения граничных условий</text:p>
      <text:p text:style-name="P16"/>
      <text:p text:style-name="P16"/>
      <text:p text:style-name="P5">Компиляция</text:p>
      <text:p text:style-name="P5"/>
      <text:p text:style-name="P23">Создается сетка, некоторые блоки режутся на части, для них создаются технические склейки, производится мэппинг на устройства</text:p>
      <text:p text:style-name="P23"/>
      <text:p text:style-name="P16"><text:span text:style-name="T14">Далее и</text:span>нтерфейс подготавливает бинарные файлы:</text:p>
      <text:p text:style-name="P16">I. Библиотеки функций</text:p>
      <text:p text:style-name="P16"><text:s text:c="2"/>1. Для вычи<text:span text:style-name="T8">слений на CPU</text:span></text:p>
      <text:p text:style-name="P18"><text:s text:c="2"/>2. Для вычислений на GPU</text:p>
      <text:p text:style-name="P19">а. основные фу<text:span text:style-name="T11">н</text:span>кции (пока будет всего одна)</text:p>
      <text:p text:style-name="P19">б. краевые условия <text:span text:style-name="T12">(из Неймана по умолчанию появляется 2 или 4 или 6 условий в зависимости от размерности)</text:span></text:p>
      <text:p text:style-name="P19">в. начальные условия </text:p>
      <text:p text:style-name="P18"/>
      <text:p text:style-name="P16">II. Геометрия области <text:span text:style-name="T8">+ мэппинг блоков на устройства</text:span></text:p>
      <text:p text:style-name="P19">Про каждый внутренний узел сетки известно, какая в нем функция (номер), какое начальное условие</text:p>
      <text:p text:style-name="P19">Про каждый граничный узел известно, какой в нем тип границы (Д, Н, <text:span text:style-name="T13">склейка</text:span>), какой номер границы в рамках типа.</text:p>
      <text:p text:style-name="P16"/>
      <text:p text:style-name="P16">III. Состояние области <text:span text:style-name="T9">с нулями и флагом «не проинициализировано»</text:span></text:p>
      <text:p text:style-name="P16"/>
      <text:p text:style-name="P6"><text:soft-page-break/>Вычисления</text:p>
      <text:p text:style-name="P19"/>
      <text:p text:style-name="P19">Вычислитель загружает состояние, если оно проинициализировано, или создает его с помощью начальных функций в противном случае.</text:p>
      <text:p text:style-name="P19"/>
      <text:p text:style-name="P19">Вычислитель поддерживает методы </text:p>
      <text:p text:style-name="P19">1. сделать N шагов</text:p>
      <text:p text:style-name="P21">2. считать, пока время не достигнет T</text:p>
      <text:p text:style-name="P19"><text:span text:style-name="T11">3</text:span>. <text:span text:style-name="T10">запустить бесконечный цикл вычислений, работать до тех пор, пока не придет сигнал остановки (коммуникация с интерфейсом после каждого шага)</text:span></text:p>
      <text:p text:style-name="P17"/>
      <text:p text:style-name="P20"><text:span text:style-name="T11">После вычислений </text:span>состояние <text:span text:style-name="T11">можно сохранить (и потом продолжить)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44:25.147804139</meta:creation-date>
    <meta:generator>LibreOffice/4.1.6.2$Linux_X86_64 LibreOffice_project/410m0$Build-2</meta:generator>
    <dc:date>2015-03-02T16:22:44.860538803</dc:date>
    <meta:editing-duration>PT8H57M10S</meta:editing-duration>
    <meta:editing-cycles>22</meta:editing-cycles>
    <meta:document-statistic meta:table-count="0" meta:image-count="0" meta:object-count="0" meta:page-count="3" meta:paragraph-count="57" meta:word-count="452" meta:character-count="3239" meta:non-whitespace-character-count="2823"/>
  </office:meta>
</office:document-meta>
</file>